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text-properties fo:font-style="italic" officeooo:paragraph-rsid="00177270" style:font-style-asian="italic" style:font-style-complex="italic"/>
    </style:style>
    <style:style style:name="P25" style:family="paragraph" style:parent-style-name="Standard">
      <style:text-properties fo:font-style="italic" officeooo:rsid="0018821b" officeooo:paragraph-rsid="00177270" style:font-style-asian="italic" style:font-style-complex="italic"/>
    </style:style>
    <style:style style:name="P26" style:family="paragraph" style:parent-style-name="Text_20_body">
      <style:text-properties officeooo:rsid="000be7a6"/>
    </style:style>
    <style:style style:name="P27"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28" style:family="paragraph" style:parent-style-name="Text_20_body">
      <style:text-properties style:font-name="Liberation Sans" officeooo:rsid="0088e65a" officeooo:paragraph-rsid="001cbc37"/>
    </style:style>
    <style:style style:name="P29" style:family="paragraph" style:parent-style-name="Text_20_body">
      <style:text-properties style:font-name="Liberation Sans" officeooo:paragraph-rsid="001cbc37"/>
    </style:style>
    <style:style style:name="P30" style:family="paragraph" style:parent-style-name="Text_20_body">
      <style:text-properties officeooo:rsid="001cbc37" officeooo:paragraph-rsid="001cbc37"/>
    </style:style>
    <style:style style:name="P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6"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75"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officeooo:rsid="000be7a6"/>
    </style:style>
    <style:style style:name="T3" style:family="text">
      <style:text-properties fo:color="#c9211e" officeooo:rsid="004c2ae6"/>
    </style:style>
    <style:style style:name="T4" style:family="text">
      <style:text-properties officeooo:rsid="000ce571"/>
    </style:style>
    <style:style style:name="T5" style:family="text">
      <style:text-properties officeooo:rsid="000ed15d"/>
    </style:style>
    <style:style style:name="T6" style:family="text">
      <style:text-properties officeooo:rsid="0010b2ec"/>
    </style:style>
    <style:style style:name="T7" style:family="text">
      <style:text-properties officeooo:rsid="0010e9f6"/>
    </style:style>
    <style:style style:name="T8" style:family="text">
      <style:text-properties officeooo:rsid="0016b84f"/>
    </style:style>
    <style:style style:name="T9" style:family="text">
      <style:text-properties officeooo:rsid="00174575"/>
    </style:style>
    <style:style style:name="T10" style:family="text">
      <style:text-properties officeooo:rsid="00177270"/>
    </style:style>
    <style:style style:name="T11" style:family="text">
      <style:text-properties fo:font-style="italic" style:font-style-asian="italic" style:font-style-complex="italic"/>
    </style:style>
    <style:style style:name="T12" style:family="text">
      <style:text-properties fo:font-style="italic" officeooo:rsid="0018821b" style:font-style-asian="italic" style:font-style-complex="italic"/>
    </style:style>
    <style:style style:name="T13" style:family="text">
      <style:text-properties fo:font-style="italic" officeooo:rsid="001ad1e2" style:font-style-asian="italic" style:font-style-complex="italic"/>
    </style:style>
    <style:style style:name="T14" style:family="text">
      <style:text-properties officeooo:rsid="0018821b"/>
    </style:style>
    <style:style style:name="T15" style:family="text">
      <style:text-properties style:text-position="33% 80%" fo:font-style="italic" officeooo:rsid="0018821b" style:font-style-asian="italic" style:font-style-complex="italic"/>
    </style:style>
    <style:style style:name="T16" style:family="text">
      <style:text-properties style:text-position="33% 80%" fo:font-style="italic" officeooo:rsid="001ad1e2" style:font-style-asian="italic" style:font-style-complex="italic"/>
    </style:style>
    <style:style style:name="T17" style:family="text">
      <style:text-properties officeooo:rsid="008c9f85"/>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8c9f85" style:font-weight-asian="bold" style:font-weight-complex="bold"/>
    </style:style>
    <style:style style:name="T21" style:family="text">
      <style:text-properties officeooo:rsid="008b8634"/>
    </style:style>
    <style:style style:name="T22" style:family="text">
      <style:text-properties style:text-line-through-style="solid" style:text-line-through-type="single" officeooo:rsid="008c9f85"/>
    </style:style>
    <style:style style:name="T23" style:family="text">
      <style:text-properties style:text-line-through-style="solid" style:text-line-through-type="single" officeooo:rsid="008b8634"/>
    </style:style>
    <style:style style:name="T24" style:family="text">
      <style:text-properties style:text-line-through-style="solid" style:text-line-through-type="single" officeooo:rsid="008e43e5"/>
    </style:style>
    <style:style style:name="T25" style:family="text">
      <style:text-properties style:text-line-through-style="solid" style:text-line-through-type="single" officeooo:rsid="008ee5a5"/>
    </style:style>
    <style:style style:name="T26" style:family="text">
      <style:text-properties style:text-line-through-style="solid" style:text-line-through-type="single" officeooo:rsid="00903eeb"/>
    </style:style>
    <style:style style:name="T27" style:family="text">
      <style:text-properties style:text-line-through-style="solid" style:text-line-through-type="single" officeooo:rsid="003d1433"/>
    </style:style>
    <style:style style:name="T28" style:family="text">
      <style:text-properties style:text-line-through-style="solid" style:text-line-through-type="single" officeooo:rsid="003da135"/>
    </style:style>
    <style:style style:name="T29" style:family="text">
      <style:text-properties style:text-line-through-style="solid" style:text-line-through-type="single" officeooo:rsid="00410b15"/>
    </style:style>
    <style:style style:name="T30" style:family="text">
      <style:text-properties style:text-line-through-style="solid" style:text-line-through-type="single" officeooo:rsid="003f5102"/>
    </style:style>
    <style:style style:name="T31" style:family="text">
      <style:text-properties style:text-line-through-style="solid" style:text-line-through-type="single" style:text-underline-style="none" officeooo:rsid="003da135"/>
    </style:style>
    <style:style style:name="T32" style:family="text">
      <style:text-properties officeooo:rsid="0094ab86"/>
    </style:style>
    <style:style style:name="T33" style:family="text">
      <style:text-properties fo:font-variant="normal" fo:text-transform="none" fo:color="#202124" style:font-name="arial" fo:font-size="12pt" fo:letter-spacing="normal" fo:font-style="normal" fo:font-weight="normal"/>
    </style:style>
    <style:style style:name="T34" style:family="text">
      <style:text-properties fo:font-variant="normal" fo:text-transform="none" fo:color="#202124" style:font-name="arial" fo:font-size="12pt" fo:letter-spacing="normal" fo:font-style="normal" fo:font-weight="normal" officeooo:rsid="0088e65a"/>
    </style:style>
    <style:style style:name="T35"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36"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37" style:family="text">
      <style:text-properties fo:font-variant="normal" fo:text-transform="none" fo:color="#202124" style:font-name="Liberation Sans" fo:font-size="12pt" fo:letter-spacing="normal" fo:font-style="normal" fo:font-weight="normal"/>
    </style:style>
    <style:style style:name="T38" style:family="text">
      <style:text-properties fo:font-variant="normal" fo:text-transform="none" fo:color="#202124" style:font-name="Liberation Sans" fo:font-size="12pt" fo:letter-spacing="normal" fo:font-style="normal" fo:font-weight="normal" officeooo:rsid="01207f62"/>
    </style:style>
    <style:style style:name="T39" style:family="text">
      <style:text-properties fo:font-variant="normal" fo:text-transform="none" fo:color="#202124" style:font-name="Liberation Sans" fo:font-size="12pt" fo:letter-spacing="normal" fo:font-style="normal" fo:font-weight="normal" officeooo:rsid="013057c3"/>
    </style:style>
    <style:style style:name="T40" style:family="text">
      <style:text-properties fo:font-variant="normal" fo:text-transform="none" fo:color="#202124" style:font-name="Liberation Sans" fo:font-size="12pt" fo:letter-spacing="normal" fo:font-style="normal" fo:font-weight="normal" officeooo:rsid="01245a8d"/>
    </style:style>
    <style:style style:name="T41" style:family="text">
      <style:text-properties fo:font-variant="normal" fo:text-transform="none" fo:color="#1c1d1e" style:font-name="Liberation Sans" fo:font-size="12pt" fo:letter-spacing="normal" fo:font-style="normal" fo:font-weight="normal" style:font-size-asian="12pt" style:font-size-complex="12pt"/>
    </style:style>
    <style:style style:name="T42" style:family="text">
      <style:text-properties fo:font-variant="normal" fo:text-transform="none" fo:color="#1c1d1e" style:font-name="Liberation Sans" fo:font-size="12pt" fo:letter-spacing="normal" style:font-size-asian="12pt" style:font-size-complex="12pt"/>
    </style:style>
    <style:style style:name="T43"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44" style:family="text">
      <style:text-properties fo:font-variant="normal" fo:text-transform="none" fo:letter-spacing="normal" fo:font-style="normal" fo:font-weight="normal" loext:padding="0cm" loext:border="none"/>
    </style:style>
    <style:style style:name="T45" style:family="text">
      <style:text-properties fo:font-variant="normal" fo:text-transform="none" fo:letter-spacing="normal" fo:font-style="normal" fo:font-weight="normal" officeooo:rsid="0023eccc" loext:padding="0cm" loext:border="none"/>
    </style:style>
    <style:style style:name="T46" style:family="text">
      <style:text-properties style:text-line-through-style="none" style:text-line-through-type="none" officeooo:rsid="001cbc37"/>
    </style:style>
    <style:style style:name="T47" style:family="text">
      <style:text-properties officeooo:rsid="001cbc37"/>
    </style:style>
    <style:style style:name="T48" style:family="text">
      <style:text-properties officeooo:rsid="009288b2"/>
    </style:style>
    <style:style style:name="T49" style:family="text">
      <style:text-properties officeooo:rsid="008aa1e1"/>
    </style:style>
    <style:style style:name="T50" style:family="text">
      <style:text-properties officeooo:rsid="0088e65a"/>
    </style:style>
    <style:style style:name="T51" style:family="text">
      <style:text-properties officeooo:rsid="0090bbe2"/>
    </style:style>
    <style:style style:name="T52" style:family="text">
      <style:text-properties officeooo:rsid="009455c3"/>
    </style:style>
    <style:style style:name="T53" style:family="text">
      <style:text-properties officeooo:rsid="008e43e5"/>
    </style:style>
    <style:style style:name="T54" style:family="text">
      <style:text-properties officeooo:rsid="008ee5a5"/>
    </style:style>
    <style:style style:name="T55" style:family="text">
      <style:text-properties officeooo:rsid="0020d246"/>
    </style:style>
    <style:style style:name="T56" style:family="text">
      <style:text-properties officeooo:rsid="006e0160"/>
    </style:style>
    <style:style style:name="T57" style:family="text">
      <style:text-properties fo:color="#1c1d1e"/>
    </style:style>
    <style:style style:name="T58" style:family="text">
      <style:text-properties fo:color="#333333" style:font-name="Liberation Sans" style:font-size-asian="12pt" style:font-size-complex="12pt"/>
    </style:style>
    <style:style style:name="T59" style:family="text">
      <style:text-properties officeooo:rsid="002f6d0d"/>
    </style:style>
    <style:style style:name="T60" style:family="text">
      <style:text-properties officeooo:rsid="0030ab0a"/>
    </style:style>
    <style:style style:name="T61" style:family="text">
      <style:text-properties officeooo:rsid="0031ea9c"/>
    </style:style>
    <style:style style:name="T62" style:family="text">
      <style:text-properties officeooo:rsid="00330a05"/>
    </style:style>
    <style:style style:name="T63" style:family="text">
      <style:text-properties officeooo:rsid="00331d9d"/>
    </style:style>
    <style:style style:name="T64" style:family="text">
      <style:text-properties officeooo:rsid="003359d1"/>
    </style:style>
    <style:style style:name="T65" style:family="text">
      <style:text-properties officeooo:rsid="0034cbb2"/>
    </style:style>
    <style:style style:name="T66" style:family="text">
      <style:text-properties officeooo:rsid="003b980d"/>
    </style:style>
    <style:style style:name="T67" style:family="text">
      <style:text-properties officeooo:rsid="003d1433"/>
    </style:style>
    <style:style style:name="T68" style:family="text">
      <style:text-properties officeooo:rsid="003da135"/>
    </style:style>
    <style:style style:name="T69" style:family="text">
      <style:text-properties officeooo:rsid="003f5102"/>
    </style:style>
    <style:style style:name="T70" style:family="text">
      <style:text-properties officeooo:rsid="000ce571" fo:background-color="#ffff00" loext:char-shading-value="0"/>
    </style:style>
    <style:style style:name="T71" style:family="text">
      <style:text-properties officeooo:rsid="000ed15d" fo:background-color="#ffff00" loext:char-shading-value="0"/>
    </style:style>
    <style:style style:name="T72" style:family="text">
      <style:text-properties officeooo:rsid="0041f96a" fo:background-color="#ffff00" loext:char-shading-value="0"/>
    </style:style>
    <style:style style:name="T73" style:family="text">
      <style:text-properties officeooo:rsid="012c55f9"/>
    </style:style>
    <style:style style:name="T74" style:family="text">
      <style:text-properties officeooo:rsid="004c2ae6"/>
    </style:style>
    <style:style style:name="T75" style:family="text">
      <style:text-properties officeooo:rsid="004fd715"/>
    </style:style>
    <style:style style:name="T76" style:family="text">
      <style:text-properties officeooo:rsid="0050e4e0"/>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7520a9" fo:background-color="#ff8000" loext:char-shading-value="0"/>
    </style:style>
    <style:style style:name="T79" style:family="text">
      <style:text-properties officeooo:rsid="0055e0ff"/>
    </style:style>
    <style:style style:name="T80" style:family="text">
      <style:text-properties officeooo:rsid="0062d8ac"/>
    </style:style>
    <style:style style:name="T81" style:family="text">
      <style:text-properties officeooo:rsid="0066c22e"/>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officeooo:rsid="006d6562"/>
    </style:style>
    <style:style style:name="T84" style:family="text">
      <style:text-properties officeooo:rsid="0071b505"/>
    </style:style>
    <style:style style:name="T85" style:family="text">
      <style:text-properties officeooo:rsid="00730c31"/>
    </style:style>
    <style:style style:name="T86" style:family="text">
      <style:text-properties officeooo:rsid="00749c35"/>
    </style:style>
    <style:style style:name="T87" style:family="text">
      <style:text-properties officeooo:rsid="007520a9"/>
    </style:style>
    <style:style style:name="T88" style:family="text">
      <style:text-properties officeooo:rsid="007520a9" fo:background-color="#5983b0" loext:char-shading-value="0"/>
    </style:style>
    <style:style style:name="T89" style:family="text">
      <style:text-properties officeooo:rsid="007520a9" fo:background-color="#00a933" loext:char-shading-value="0"/>
    </style:style>
    <style:style style:name="T90" style:family="text">
      <style:text-properties officeooo:rsid="007520a9" fo:background-color="#c9211e" loext:char-shading-value="0"/>
    </style:style>
    <style:style style:name="T91" style:family="text">
      <style:text-properties officeooo:rsid="00760e74"/>
    </style:style>
    <style:style style:name="T92" style:family="text">
      <style:text-properties style:font-size-asian="10.5pt" style:font-size-complex="12pt"/>
    </style:style>
    <style:style style:name="T93" style:family="text">
      <style:text-properties officeooo:rsid="00760e74" style:font-size-asian="10.5pt" style:font-size-complex="12pt"/>
    </style:style>
    <style:style style:name="T94" style:family="text">
      <style:text-properties officeooo:rsid="00764a43" style:font-size-asian="10.5pt" style:font-size-complex="12pt"/>
    </style:style>
    <style:style style:name="T95" style:family="text">
      <style:text-properties officeooo:rsid="00764a43"/>
    </style:style>
    <style:style style:name="T96" style:family="text">
      <style:text-properties officeooo:rsid="0077493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7">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2">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2">cita de como hace esto tauri)</text:span></text:p>
      <text:p text:style-name="P1"/>
      <text:p text:style-name="P1"><text:soft-page-break/>-<text:span text:style-name="T4">En mamifero</text:span><text:span text:style-name="T70">s, DD retrasa la fase y LL la adelant</text:span><text:span text:style-name="T71">a</text:span><text:span text:style-name="T70">. </text:span><text:span text:style-name="T72">MIRAR SI ESO PASA CON TAURI. </text:span><text:span text:style-name="T70">LL muy alta desincroniza el reloj por completo. </text:span><text:span text:style-name="T71">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5">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6">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7">There is a external time (expressed in ZT zeitgeber) and <text:s/>internal time CT (expressed in circadian time) What time does the organism think it is?.</text:span></text:p>
      <text:p text:style-name="P1"/>
      <text:p text:style-name="P3"><text:span text:style-name="T1">-</text:span><text:span text:style-name="T10">tauri sex, </text:span><text:span text:style-name="T14">haploids sex</text:span><text:span text:style-name="T10">: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1">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1">10</text:span></text:a><text:span text:style-name="T11">,</text:span><text:a xlink:type="simple" xlink:href="https://www.mdpi.com/2073-4425/11/1/66/htm#B25-genes-11-00066" text:style-name="Internet_20_link" text:visited-style-name="Visited_20_Internet_20_Link"><text:span text:style-name="T11">25</text:span></text:a><text:span text:style-name="T11">].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1">26</text:span></text:a><text:span text:style-name="T11">].</text:span></text:p>
      <text:p text:style-name="P24"/>
      <text:p text:style-name="P4"><text:span text:style-name="T11">-</text:span><text:span text:style-name="T12">Tauri distribution:</text:span><text:span text:style-name="T13">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16">1</text:span></text:a><text:span text:style-name="T13">.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16">1</text:span></text:a><text:span text:style-name="T13">.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16">2</text:span></text:a><text:span text:style-name="T16">,</text:span><text:bookmark text:name="ref-link-section-d10043651e434_1"/><text:a xlink:type="simple" xlink:href="https://www.nature.com/articles/s41598-019-41680-6#ref-CR3" text:style-name="Internet_20_link" text:visited-style-name="Visited_20_Internet_20_Link"><text:span text:style-name="T16">3</text:span></text:a><text:span text:style-name="T16">,</text:span><text:bookmark text:name="ref-link-section-d10043651e437"/><text:a xlink:type="simple" xlink:href="https://www.nature.com/articles/s41598-019-41680-6#ref-CR4" text:style-name="Internet_20_link" text:visited-style-name="Visited_20_Internet_20_Link"><text:span text:style-name="T16">4</text:span></text:a><text:span text:style-name="T13">.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16">5</text:span></text:a><text:span text:style-name="T16">,</text:span><text:bookmark text:name="ref-link-section-d10043651e444"/><text:a xlink:type="simple" xlink:href="https://www.nature.com/articles/s41598-019-41680-6#ref-CR6" text:style-name="Internet_20_link" text:visited-style-name="Visited_20_Internet_20_Link"><text:span text:style-name="T16">6</text:span></text:a><text:span text:style-name="T13">.</text:span></text:p>
      <text:p text:style-name="P4"><text:soft-page-break/><text:span text:style-name="T12">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2">1</text:span></text:a><text:span text:style-name="T12">,</text:span><text:a xlink:type="simple" xlink:href="https://www.mdpi.com/2073-4425/11/1/66/htm#B2-genes-11-00066" text:style-name="Internet_20_link" text:visited-style-name="Visited_20_Internet_20_Link"><text:span text:style-name="T12">2</text:span></text:a><text:span text:style-name="T12">,</text:span><text:a xlink:type="simple" xlink:href="https://www.mdpi.com/2073-4425/11/1/66/htm#B3-genes-11-00066" text:style-name="Internet_20_link" text:visited-style-name="Visited_20_Internet_20_Link"><text:span text:style-name="T12">3</text:span></text:a><text:span text:style-name="T12">].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2">4</text:span></text:a><text:span text:style-name="T12">,</text:span><text:a xlink:type="simple" xlink:href="https://www.mdpi.com/2073-4425/11/1/66/htm#B5-genes-11-00066" text:style-name="Internet_20_link" text:visited-style-name="Visited_20_Internet_20_Link"><text:span text:style-name="T12">5</text:span></text:a><text:span text:style-name="T12">,</text:span><text:a xlink:type="simple" xlink:href="https://www.mdpi.com/2073-4425/11/1/66/htm#B6-genes-11-00066" text:style-name="Internet_20_link" text:visited-style-name="Visited_20_Internet_20_Link"><text:span text:style-name="T12">6</text:span></text:a><text:span text:style-name="T12">,</text:span><text:a xlink:type="simple" xlink:href="https://www.mdpi.com/2073-4425/11/1/66/htm#B7-genes-11-00066" text:style-name="Internet_20_link" text:visited-style-name="Visited_20_Internet_20_Link"><text:span text:style-name="T12">7</text:span></text:a><text:span text:style-name="T12">] where populations can reach high densities up to 10</text:span><text:span text:style-name="T15">3</text:span><text:span text:style-name="T12">–10</text:span><text:span text:style-name="T15">5</text:span><text:span text:style-name="T12"> cells per ml [</text:span><text:a xlink:type="simple" xlink:href="https://www.mdpi.com/2073-4425/11/1/66/htm#B8-genes-11-00066" text:style-name="Internet_20_link" text:visited-style-name="Visited_20_Internet_20_Link"><text:span text:style-name="T12">8</text:span></text:a><text:span text:style-name="T12">].</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5"/>
      <text:p text:style-name="P24"/>
      <text:p text:style-name="P1"/>
      <text:p text:style-name="P1">-<text:span text:style-name="T8">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9">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6">----------------<text:span text:style-name="T7">bibliografia----------------</text:span></text:p>
      <text:p text:style-name="P26">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0">######################################################</text:p>
      <text:p text:style-name="P5"><text:span text:style-name="T47">##########################</text:span>INTRO</text:p>
      <text:p text:style-name="P5"/>
      <text:p text:style-name="P7"/>
      <text:p text:style-name="P29"><text:span text:style-name="T50">Estructuras </text:span><text:span text:style-name="T51">de internet</text:span><text:span text:style-name="T50">: </text:span></text:p>
      <text:p text:style-name="P29"><text:span text:style-name="T34">1.</text:span><text:span text:style-name="T33">La justificación de la selección del tema que se va a desarrollar.</text:span></text:p>
      <text:list xml:id="list3065550673" text:style-name="L1">
        <text:list-header>
          <text:p text:style-name="P75"><text:span text:style-name="T50">2</text:span>Algunos antecedentes.</text:p>
        </text:list-header>
      </text:list>
      <text:p text:style-name="P36"><text:soft-page-break/><text:span text:style-name="T50">3.</text:span>El propósito del trabajo de investigación, es decir, hacia dónde el autor dirige sus pasos con la <text:span text:style-name="T18">tesis</text:span>.</text:p>
      <text:p text:style-name="P36"><text:span text:style-name="T50">4.</text:span>La exposición general del tema.</text:p>
      <text:p text:style-name="P28">Ó :</text:p>
      <text:p text:style-name="P27">1.Establecer la importancia del tema.</text:p>
      <text:p text:style-name="P37"><text:span text:style-name="T50">2.</text:span>Discutir investigaciones previas y / o actuales en el campo</text:p>
      <text:p text:style-name="P37"><text:span text:style-name="T50">3.</text:span>Identificar el problema y explicar el enfoque adoptado para resolverlo.</text:p>
      <text:p text:style-name="P37"><text:span text:style-name="T50">4.</text:span>Describir brevemente el presente documento.</text:p>
      <text:p text:style-name="P37"/>
      <text:p text:style-name="P32">Yo creo que: </text:p>
      <text:p text:style-name="P35">Igual hacer un párrafo introductorio <text:span text:style-name="T48">hablando del objetivo principal del trabajo, y dentro de que disciplinas se encuentra. Así hablar</text:span> de las disciplinas que este trabajo une, y como esas displinas beben <text:span text:style-name="T48">de computacion, matematicas </text:span><text:span text:style-name="T52">y</text:span><text:span text:style-name="T48"> biologia molecular. </text:span></text:p>
      <text:p text:style-name="P35"/>
      <text:p text:style-name="P6"><text:span text:style-name="T3">Idea principal descartada :</text:span><text:span text:style-name="T74"> </text:span>1. Cronobiologia:</text:p>
      <text:p text:style-name="P45"><text:span text:style-name="T48">que es, </text:span>presencia de ritmos biologicos, <text:span text:style-name="T49">(desde poblaciones a genes)</text:span> sentido biológico de los mismos, distribuicion de estos ritmos, <text:span text:style-name="T66">ejemplos de experimentos con todos esos ritmos. </text:span><text:span text:style-name="T49">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49">estudio del reloj circadiano</text:span> en humanos y otros organismos. Mencionar los grandes <text:span text:style-name="T49">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49">Algunos efectos observados en plantas a simple vista, <text:s/></text:span><text:span text:style-name="T21">y hacer review del campo en plantas.</text:span><text:span text:style-name="T49"> mencionar el interés de observar estos efectos sobre las algas y poder aplicar ese conocimiento al cultivo </text:span><text:span text:style-name="T21">in</text:span><text:span text:style-name="T49">icial en industrias al exterior, </text:span><text:span text:style-name="T17">q</text:span><text:span text:style-name="T21">ué hay ya en algas estudiado, mencionar la variabilidad dentro de las microalgas y la dificultad para extrapolar información de una a otra. Proponer ostreococcus tauri como organismo modelo por simpleza, </text:span><text:span text:style-name="T17">poca duplicación génica</text:span><text:span text:style-name="T21"> y similitud mas al resto de las algas que las que actualmente se plantean como modelo?. </text:span><text:span text:style-name="T17">Como se explica en el siguiente apartado.</text:span></text:p>
      <text:p text:style-name="P45"/>
      <text:p text:style-name="P34"><text:span text:style-name="T3">Idea llevada a cabo</text:span><text:span text:style-name="T74">: </text:span><text:span text:style-name="T69">1.Cronobiologia: </text:span><text:span text:style-name="T27">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67"> </text:span><text:span text:style-name="T27">Resaltar como los ciclos que involucran la luz </text:span><text:span text:style-name="T28">(light-dark cycles or photoperiods) </text:span><text:span text:style-name="T27">son determinantes para organismos fotosintéticos, </text:span><text:span text:style-name="T28">aunque estos no están tan estudiados en microalgas como lo están en </text:span><text:soft-page-break/><text:span text:style-name="T28">otros organismos del linaje verde o de otros reinos. Por eso, de acuerdo con el carácter de este trabajo, el foco estará orientado sobre todo al estudio de los ritmos circadianos y el recorrido que lleva esta joven ciencia hasta ahora.</text:span><text:span text:style-name="T68"> </text:span><text:span text:style-name="T29">P</text:span><text:span text:style-name="T30">or qué es importante: Como se relaciona y afecta esto globalmente a los humanos</text:span><text:span text:style-name="T28">,primera observación mimosa, </text:span><text:span text:style-name="T68">buscar otros ejemplos de pioneros (alguna pionera?), </text:span><text:span text:style-name="T28">seguir con otros descubrimientos como el primer gen, el primer procariota, etc</text:span><text:span text:style-name="T68">. </text:span><text:span text:style-name="T30">Generalizaciones Pitberge, mencionar como algunas ya las hemos mencionado al poner ejemplos de ritmos biológicos. </text:span><text:span text:style-name="T31">Hablar técnicamente de lo que se estudia en la cronobiología, como se mezcla con las mates por el estudio de ondas.</text:span><text:span text:style-name="T68"> </text:span><text:span text:style-name="T28">Definir una onda y sus parametros. Para que lo usa la cronobiologia. </text:span><text:span text:style-name="T30">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69"> </text:span></text:p>
      <text:p text:style-name="P32"/>
      <text:p text:style-name="P32"/>
      <text:p text:style-name="P43">Comandos de busqueda pubmed:</text:p>
      <text:p text:style-name="P42">((circadian) OR (chronobiology) OR (photoperiod) OR (circatidal) OR (circannual) OR (circalunar)) AND (mice): 10.771</text:p>
      <text:p text:style-name="P42">((circadian) OR (chronobiology) OR (photoperiod) OR (circatidal) OR (circannual) OR (circalunar)) AND (human): 62.305</text:p>
      <text:p text:style-name="P42">((circadian) OR (chronobiology) OR (photoperiod) OR (circatidal) OR (circannual) OR (circalunar)) AND ((plant) OR (thaliana)): 9.734</text:p>
      <text:p text:style-name="P42">((circadian) OR (chronobiology) OR (photoperiod) OR (circatidal) OR (circannual) OR (circalunar)) AND ((insect) OR (drosophila)): 5.717</text:p>
      <text:p text:style-name="P42">((circadian) OR (chronobiology) OR (photoperiod) OR (circatidal) OR (circannual) OR (circalunar)) AND ((algae) OR (tauri) OR (chlamydomonas) OR (polyedra)): <text:span text:style-name="T73">493</text:span></text:p>
      <text:p text:style-name="P42"/>
      <text:p text:style-name="P63"><text:span text:style-name="T38">f</text:span><text:span text:style-name="T37">igura timeline:</text:span></text:p>
      <text:p text:style-name="P62"><text:span text:style-name="T38">(</text:span><text:span text:style-name="T37">timeline con: observacion de mimosa </text:span><text:span text:style-name="T39">(1729)</text:span><text:span text:style-name="T37">, que se supo que era endogenous en plantas</text:span><text:span text:style-name="T39">(1832)</text:span><text:span text:style-name="T37">, en animales</text:span><text:span text:style-name="T39">(1922)</text:span><text:span text:style-name="T37"> y en humanos </text:span><text:span text:style-name="T39">(1979)</text:span><text:span text:style-name="T37">, conferencia</text:span><text:span text:style-name="T39">(1960)</text:span><text:span text:style-name="T37">, generalizaciones ,primer gen drosophila, primer experimento humano aislado, primer gen en arabidopsis, primer procariota, pricer procariota no fotosintetico, otras del paper, primer gen algas, </text:span><text:span text:style-name="T40">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37">).</text:span></text:p>
      <text:p text:style-name="P47"/>
      <text:p text:style-name="P43">ideas papers: </text:p>
      <text:p text:style-name="P32">-<text:span text:style-name="T63">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3"><text:soft-page-break/>- <text:span text:style-name="T59">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3">-<text:span text:style-name="T59">Que es un zeitgeber en naturaleza: </text:span>In short, daily biological rhythmicity is widespread in nature, with environmental cues (called zeitgebers), such as light and temperature, synchronizing internal time to the earth’s 24-h rotation.</text:p>
      <text:p text:style-name="P32"/>
      <text:p text:style-name="P32">-<text:span text:style-name="T59">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2"/>
      <text:p text:style-name="P32">-<text:span text:style-name="T59">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2"/>
      <text:p text:style-name="P32">-<text:span text:style-name="T59">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59">i</text:span>ncreasing reproductive fitness (Beaver et al, 2002).</text:p>
      <text:p text:style-name="P32"/>
      <text:p text:style-name="P32">-<text:span text:style-name="T60">Desicronizacion en cellulas individuales en plantas: Although circadian systems are all composed of cellular </text:span>clocks, there are large differences in their assembly. For example,</text:p>
      <text:p text:style-name="P32">in plants, circadian rhythms in neighbouring cells are apparently running at independent phases (Thain et al, 2000), whereas in animals, they form a highly interdependent, hierarchical network (Fig 2). A dedicated ‘pacemaker’ resides in the nervous system</text:p>
      <text:p text:style-name="P32">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38"/>
      <text:p text:style-name="P40">-<text:span text:style-name="T61">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65">(Bünning, E. Über die Erblichkeit der Tagesperiodizität bei</text:span></text:p>
      <text:p text:style-name="P41">den Phaseolus Blättern. Jahrbücher für wissenschaftliche</text:p>
      <text:p text:style-name="P40"><text:span text:style-name="T65">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61">The complexity </text:span>of the clock was viewed as an obstacle to its genetic analysis. Eventually, pioneering mutagenesis screens</text:p>
      <text:p text:style-name="P40">revealed the first clock gene (Period) in Drosophila melanogaster (Konopka &amp; <text:span text:style-name="T61">B</text:span>enzer, 1971), followed by the frequency gene in N. crassa <text:s/>(Feldman &amp; Hoyle, 1973). Many clock genes have since been identified in these and other model systems—for example, mice, Xenopus, Arabidopsis and Synechococcus.</text:p>
      <text:p text:style-name="P38"/>
      <text:p text:style-name="P39">-<text:span text:style-name="T62">Relacion: As our society moves towards a worldwide ‘24/7’ culture, with </text:span>shift work and jet lag almost the norm, circadian clock research is becoming highly relevant to human health, behaviour and quality of life. Chronotype <text:span text:style-name="T62">(Entrained phase is described by ‘chronotype’, a term that reflects the preferred timing of activity and rest during the day)</text:span> is our only handle on human clock genetics in real life. Understanding the complex genetics (and possibly epigenetics <text:span text:style-name="T64">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38"/>
      <text:p text:style-name="P38">-<text:span text:style-name="T64">Como meter las generalizaciones: paper physiology, is the clock a clock?</text:span></text:p>
      <text:p text:style-name="P38"/>
      <text:p text:style-name="P38">me: leyendo pa la tesis como relojes circadianos cahoticos en ratones les genera adicciones, obesidad, graves trastornos psicologicos e incluso cancer.</text:p>
      <text:p text:style-name="P38"/>
      <text:p text:style-name="P38">also me: me despierto cada dia a una hora distinta y almuerzo entre la 1 o las 7 de la tarde, igual me concentro escribiendo a las 10 de la mañana que al dia siguiente me pongo a las 10 de la noche</text:p>
      <text:p text:style-name="P38"/>
      <text:p text:style-name="P38"/>
      <text:p text:style-name="P38"/>
      <text:p text:style-name="P38"/>
      <text:p text:style-name="P32"><text:soft-page-break/></text:p>
      <text:p text:style-name="P31"><text:span text:style-name="T17">2. </text:span><text:span text:style-name="T20">Ostreococcus tauri: </text:span><text:span text:style-name="T21">Review de ostreococcus tauri. </text:span><text:span text:style-name="T22">Donde fue descrita por primera vez,</text:span><text:span text:style-name="T17"> </text:span><text:span text:style-name="T22">descripcion de su ecosistema</text:span><text:span text:style-name="T17">, como se relaciona con é</text:span><text:span text:style-name="T32">l</text:span><text:span text:style-name="T17"> (movimiento en la columa de agua), </text:span><text:span text:style-name="T22">caracteristicas morfológicas y fisiológicas</text:span><text:span text:style-name="T17">,</text:span><text:span text:style-name="T22"> mencionar su secuenciación, cuando se hizo, y comentar caracteristicas de su genoma</text:span><text:span text:style-name="T17">. </text:span><text:span text:style-name="T22">Situarla dentro del arbol evolutivo y de la historia del linaje verde</text:span><text:span text:style-name="T17">.</text:span><text:span text:style-name="T21">Añadir arbol filogenetico.</text:span><text:span text:style-name="T17"> </text:span><text:span text:style-name="T22">Comparar sus caracteristicas con otros organismos modelo de clorofitas.</text:span><text:span text:style-name="T23"> </text:span><text:span text:style-name="T22">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6"/>
      <text:p text:style-name="P46"/>
      <text:p text:style-name="P44">3. <text:span text:style-name="T19">Biologia molecular de sistemas:</text:span> <text:span text:style-name="T22">presentar que disciplina es, de qué otras disciplinas bebe y buscar algun paper antiguo donde se hable de sus commienzos. </text:span><text:span text:style-name="T24">Como se desencadeno a raiz del avance en las tecnicas de secuenciación. Remontarme al primer genoma secuenciado y como resonó la primera secuenciacion del genoma humano.</text:span><text:span text:style-name="T53"> </text:span><text:span text:style-name="T24">Comparar las limitaciones de las tecnicas moleculares tradicionales con las técnicas usadas en BMS. </text:span><text:span text:style-name="T22">Quizas mencionar la leyenda de los cientificos y el elefant</text:span><text:span text:style-name="T24">e</text:span><text:span text:style-name="T22">? Si encuentro articulo mejor. </text:span><text:span text:style-name="T24">Introducir las técnicas ómicas y sobre todo centrarse en las usadas en esta tesis: transcriptomica y proteomica.Quizas mirar datos de como han ido subiendo los papers sobre BMS a raiz de esas secuenciaciones historicas?</text:span><text:span text:style-name="T53"> <text:s/>Hablar de t</text:span><text:span text:style-name="T24">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53"> Hablar de como se van abaratando con el tiempo a medida que se desarrollan. </text:span><text:span text:style-name="T54">H</text:span><text:span text:style-name="T25">ablar de la carga computacional que supone el tratamiento de estos datos, como los laboratorios contribuyen desarrollando algoritmos, programas, paginas web que facilitan cada vez más el tratamiento y la representación de los mismos.</text:span><text:span text:style-name="T54"> </text:span><text:span text:style-name="T25">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54">. </text:span><text:span text:style-name="T17">Destacar con la leyenda o de otra forma la importancia de los estudios dentro de esta disciplina debido a la gran aportación que supone para la ciencia estudiar un proceso de forma holística, </text:span><text:span text:style-name="T53">ver lo que ocurre a nivel sistemico en los distintos niveles biológicos. </text:span><text:span text:style-name="T25">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6">t</text:span><text:span text:style-name="T25">acional</text:span><text:span text:style-name="T54">. </text:span><text:span text:style-name="T25">Así se pretende obtener una visión global de </text:span><text:span text:style-name="T26">los cambios diurnos y estacionales en Ostreococcus tauri,</text:span><text:span text:style-name="T25"> conociendo con exactitud su</text:span><text:span text:style-name="T26">s</text:span><text:span text:style-name="T25"> efecto</text:span><text:span text:style-name="T26">s</text:span><text:span text:style-name="T25"> sobre 3 niveles biológicos distintos: </text:span><text:span text:style-name="T26">todos los </text:span><text:span text:style-name="T25">genes expresados, </text:span><text:span text:style-name="T26">todas las </text:span><text:span text:style-name="T25">proteinas presentes y funciones </text:span><text:span text:style-name="T26">destacadas </text:span><text:span text:style-name="T25">que se están llevando a cabo.</text:span></text:p>
      <text:p text:style-name="P44"><text:soft-page-break/></text:p>
      <text:p text:style-name="P61"><text:span text:style-name="T35">-</text:span><text:span text:style-name="T44">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1"><text:span text:style-name="T44">-</text:span><text:span text:style-name="T45">Primeras tecnicas de secuenciación 45 years ago</text:span></text:p>
      <text:p text:style-name="P61"><text:span text:style-name="T35">-</text:span><text:span text:style-name="T44">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4">-<text:span text:style-name="T58">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1"/>
      <text:p text:style-name="P51">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1"><text:span text:style-name="T36">-</text:span><text:span text:style-name="T41">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43">4</text:span></text:a><text:span text:style-name="T41">]</text:span><text:span text:style-name="T42"> </text:span><text:span text:style-name="T41">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48"><text:soft-page-break/><text:span text:style-name="T46">-</text:span><text:span text:style-name="T57">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2">-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49"/>
      <text:p text:style-name="P49"/>
      <text:p text:style-name="P50">Ideas PAPERS circadian tauri:</text:p>
      <text:p text:style-name="P50"/>
      <text:p text:style-name="P57">Cell division regulation 2007: </text:p>
      <text:p text:style-name="P53">-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3"/>
      <text:p text:style-name="P53">-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3"/>
      <text:p text:style-name="P53">-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3">-<text:span text:style-name="T77">These data suggest also that the circadian clock restricts cell division to a window of time, rather than to a specific time, the metabolic status being responsible for the period variation within this time window.</text:span></text:p>
      <text:p text:style-name="P60"/>
      <text:p text:style-name="P60"><text:soft-page-break/><text:span text:style-name="T75">12/12 Cells entered in S phase at ZT7 and exited at ZT16. Cells G2/M were present from ZT10 to ZT19. </text:span><text:span text:style-name="T83">En LD se atrasa y SD se adelanta, con respecto a estos datos en ND</text:span></text:p>
      <text:p text:style-name="P53">-Most genes under investigation (32/37) were rhythmically transcribed.</text:p>
      <text:p text:style-name="P53">-<text:span text:style-name="T76">Idea hacer heatmaps circulares para cada fase del ciclo tanto LD como SD.</text:span></text:p>
      <text:p text:style-name="P53">-Note that, for all light intensities tested, the peak of cell division entry never occurred before 12 h after lights on, suggesting that the gating of cell division persists the first day,</text:p>
      <text:p text:style-name="P53"/>
      <text:p text:style-name="P53"/>
      <text:p text:style-name="P56"><text:span text:style-name="T19">S_phase</text:span>: Integration of Light Signals by the Retinoblastoma Pathway in the Control of S Phase Entry in the Picophytoplanktonic Cell Ostreococcus</text:p>
      <text:p text:style-name="P56">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6">Citation:</text:p>
      <text:p text:style-name="P53"/>
      <text:p text:style-name="P58">Circadian models comparative green lineage 2009: </text:p>
      <text:p text:style-name="P54"/>
      <text:p text:style-name="P54">This approach revealed several features that are comparable to those in higher plants, including the circadian regulation of TOC1, CCA1, and the output gene Chlorophyll a/b Binding <text:s/><text:span text:style-name="T79">(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4"/>
      <text:p text:style-name="P54">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4"/>
      <text:p text:style-name="P59">Two genes models: </text:p>
      <text:p text:style-name="P55"><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5"/>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19">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19">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80">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19">Circadian clock model 2011:</text:span> </text:p>
      <text:p text:style-name="P21">Multiple light inputs to a simple clock circuit allow complex biological rhythms <text:span text:style-name="T81">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82">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55">(30 - 40)</text:span><text:line-break/>AlgaeFUN with MARACAS</text:p>
      <text:p text:style-name="P8">Chlorophyta</text:p>
      <text:p text:style-name="P8">Tabla con las características genómicas y fisiológicas. </text:p>
      <text:p text:style-name="P9">Paper de Haematococcus <text:span text:style-name="T56">y klebsormidium </text:span></text:p>
      <text:p text:style-name="P9"/>
      <text:p text:style-name="P9">Chapter 3. </text:p>
      <text:p text:style-name="P10">Transcriptomics diurnal/seasonal. </text:p>
      <text:p text:style-name="P10"/>
      <text:p text:style-name="P10">Chapter 4. </text:p>
      <text:p text:style-name="P10">Proteomics diurnal/seanol. </text:p>
      <text:p text:style-name="P10"/>
      <text:p text:style-name="P10">Chapter 5. </text:p>
      <text:p text:style-name="P10">Physiological. Integration</text:p>
      <text:p text:style-name="P10"/>
      <text:p text:style-name="P10">Discussions</text:p>
      <text:p text:style-name="P10"/>
      <text:p text:style-name="P64">Results</text:p>
      <text:p text:style-name="P64"/>
      <text:p text:style-name="P64"/>
      <text:p text:style-name="P65">Chapter1: ideas: </text:p>
      <text:p text:style-name="P74"><text:span text:style-name="T93">Qué es esta herramienta. </text:span><text:span text:style-name="T92">Comenzar con una intro a la necesidad de herramientas que permitan procesar datos ómicos y explorar sus resultados en microalgas </text:span><text:span text:style-name="T94">para avanzar en la investigacion de este campo.</text:span></text:p>
      <text:p text:style-name="P66"/>
      <text:p text:style-name="P66">Implementación: </text:p>
      <text:p text:style-name="P67">Hablar del <text:s/>abanico de microalgas que cubren los análisis <text:span text:style-name="T84">(arbol paper)</text:span>. Mencionar que abarca microalgas tanto usadas en la industria biotecnologica como aquellas usadas en estudios de investigacion basica. <text:span text:style-name="T84">Resaltar como el genoma y su anotación de cada microalga han sido reunidas en esta plataforma y que antes estaba todo desperdigado lo que hacia mas dificil que la investigacion en microalgas fuese fluida y accesible. Describir pipeline tanto de rna-seq como de chipseq (paper). Figuras del paper. </text:span></text:p>
      <text:p text:style-name="P67"><text:span text:style-name="T84">Terminar con parrafo introductorio a los estudios del lab donde se ha usado la webtool: haematococcus y klebs. El uso de la app en el analisis de esos datos de rnaseq ha aportado </text:span><text:soft-page-break/><text:span text:style-name="T84">conclusiones novedosas que han sido publicadas con éxito. Además de</text:span><text:span text:style-name="T95">l analisis de</text:span><text:span text:style-name="T84"> datos de chipseq que </text:span><text:span text:style-name="T95">han sido</text:span><text:span text:style-name="T84"> generados como parte de otro proyecto, que debido a no estar aun publicado, se usarán otros datos de chipseq ya publicados como caso de estudio. </text:span></text:p>
      <text:p text:style-name="P69">Caso de estudio 1: RNA-seq analysis de klebsormidium <text:span text:style-name="T86">y haematococcus</text:span>.</text:p>
      <text:p text:style-name="P70">Explicar las bases del estudio de klebsormidium brevemente <text:span text:style-name="T87">como estudio de ciencia basica</text:span> <text:span text:style-name="T87">y el de haematococcus como estudio con aplicación biotecnologa. P</text:span>asar al resultado generado con maracas <text:span text:style-name="T86">Meter aquí el report de maracas. </text:span><text:span text:style-name="T87">Mencionar el efecto represor de las condiciones de haematoccocus y el equilibrado de klebs sobre los volcano. Bien agrupadas las muestras en ambos casos con el pca.</text:span><text:span text:style-name="T86"> </text:span><text:s/>Usar como ejemplo el caso de estudio del paper. <text:span text:style-name="T87">Pasa al uso</text:span><text:span text:style-name="T86"> de la interfaz grafica de tauri. </text:span><text:span text:style-name="T87">((añadir figura con el pantallazo de la interfaz)</text:span></text:p>
      <text:p text:style-name="P70"><text:span text:style-name="T87">Menciona los ejemplos de GO y KEGG de la figura final.</text:span><text:span text:style-name="T86"> Comentar al final brevemente algunas conclusiones relevantes que se pudieron sacar gracias a este analisis.</text:span></text:p>
      <text:p text:style-name="P70"><text:span text:style-name="T87">((Hacer una figura bonita con el </text:span><text:span text:style-name="T78">volcano plot, pca,</text:span><text:span text:style-name="T87"> y </text:span><text:span text:style-name="T88">enrichment analysis GO y KEGG</text:span><text:span text:style-name="T87"> de </text:span><text:span text:style-name="T89">klebsormidium</text:span><text:span text:style-name="T87">. Hacer otra igual para </text:span><text:span text:style-name="T90">haematococcus.</text:span><text:span text:style-name="T87">))</text:span></text:p>
      <text:p text:style-name="P69">Caso de estudio <text:span text:style-name="T95">2</text:span>: Chip-seq analysis de already published data chlamy.</text:p>
      <text:p text:style-name="P71">Describir brevemente la intencion del estudio. Seguir lo del paper casi. Añadir figura con report de maracas? Y si no hay directamete una de la interfaz y otra de los resultados. <text:span text:style-name="T86">Comentar al final brevemente algunas conclusiones relevantes que se pudieron sacar gracias a este analisis </text:span>y como coinciden con lo publicado.</text:p>
      <text:p text:style-name="P72"/>
      <text:p text:style-name="P73">Qué aporta de novedoso a la comunidad científica: </text:p>
      <text:p text:style-name="P68"><text:s/>Hablar de las herramientas que ya hay y sus limitaciones (coger del tfm <text:span text:style-name="T91">o de la ultima parte del ultimo caso de estudio paper</text:span>). que aporta nuevo Algae fun with maracas. <text:span text:style-name="T84">Aparte, mencionar que es una herramienta en continuo crecimiento que ha establecido las bases sobre las que construir otras herramietas complementarias en el grupo de investigación. Además, el número de microalgas que abarca ira creciendo con el tiempo a medida que se sequencien los genomas de otras microalgas. </text:span><text:s/><text:span text:style-name="T96">Terminar con frases bonitas de c</text:span>omo ha facilitado el trascurso de la thesis y otros trabajos en el laboratorio <text:span text:style-name="T95">publicados y no publicados aun (mencionarlos) </text:span><text:span text:style-name="T96">y esperamos que contribuya a la aplicación de técnicas omicas en microalg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09-23T23:34:00.421862007</dc:date>
    <meta:editing-duration>P6DT35M43S</meta:editing-duration>
    <meta:editing-cycles>30</meta:editing-cycles>
    <meta:generator>LibreOffice/6.4.7.2$Linux_X86_64 LibreOffice_project/40$Build-2</meta:generator>
    <meta:document-statistic meta:table-count="0" meta:image-count="0" meta:object-count="0" meta:page-count="17" meta:paragraph-count="151" meta:word-count="7325" meta:character-count="47943" meta:non-whitespace-character-count="40726"/>
  </office:meta>
</office:document-meta>
</file>